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style:contextual-spacing="false" fo:line-height="115%" fo:text-align="center" style:justify-single-word="false"/>
    </style:style>
    <style:style style:name="P2" style:family="paragraph" style:parent-style-name="Normal_20__28_Web_29_">
      <style:paragraph-properties fo:margin-top="0cm" fo:margin-bottom="0cm" style:contextual-spacing="false" fo:line-height="115%"/>
    </style:style>
    <style:style style:name="P3" style:family="paragraph" style:parent-style-name="Normal_20__28_Web_29_">
      <style:paragraph-properties fo:margin-top="0cm" fo:margin-bottom="0cm" style:contextual-spacing="false" fo:line-height="115%" fo:text-align="center" style:justify-single-word="false"/>
      <style:text-properties style:font-name="Courier New" style:font-name-complex="Courier New1"/>
    </style:style>
    <style:style style:name="P4" style:family="paragraph" style:parent-style-name="Normal_20__28_Web_29_">
      <style:paragraph-properties fo:margin-top="0cm" fo:margin-bottom="0cm" style:contextual-spacing="false" fo:line-height="115%" fo:text-align="center" style:justify-single-word="false"/>
      <style:text-properties fo:color="#000000" loext:opacity="100%" style:font-name="Courier New" style:font-name-complex="Courier New1"/>
    </style:style>
    <style:style style:name="P5" style:family="paragraph" style:parent-style-name="Standard">
      <style:paragraph-properties fo:text-align="center" style:justify-single-word="false"/>
      <style:text-properties style:font-name="Courier" fo:font-size="17pt" style:text-underline-style="solid" style:text-underline-width="auto" style:text-underline-color="font-color" fo:font-weight="bold" style:font-name-asian="Courier1" style:font-size-asian="17pt" style:font-weight-asian="bold" style:font-name-complex="Courier1" style:font-size-complex="17pt"/>
    </style:style>
    <style:style style:name="P6" style:family="paragraph" style:parent-style-name="Standard">
      <style:text-properties style:font-name="Courier" fo:font-size="17pt" fo:font-weight="bold" style:font-name-asian="Courier1" style:font-size-asian="17pt" style:font-weight-asian="bold" style:font-name-complex="Courier1" style:font-size-complex="17pt"/>
    </style:style>
    <style:style style:name="P7" style:family="paragraph" style:parent-style-name="Standard">
      <style:paragraph-properties fo:text-align="center" style:justify-single-word="false"/>
    </style:style>
    <style:style style:name="P8" style:family="paragraph" style:parent-style-name="Standard">
      <style:text-properties style:font-name="Courier New" fo:font-size="12pt" style:font-name-asian="Courier New1" style:font-size-asian="12pt" style:font-name-complex="Courier New1" style:font-size-complex="12pt"/>
    </style:style>
    <style:style style:name="P9" style:family="paragraph" style:parent-style-name="Standard">
      <style:paragraph-properties fo:text-align="center" style:justify-single-word="false"/>
      <style:text-properties style:font-name="Courier New" fo:font-size="12pt" style:font-name-asian="Courier New1" style:font-size-asian="12pt" style:font-name-complex="Courier New1" style:font-size-complex="12pt"/>
    </style:style>
    <style:style style:name="P10" style:family="paragraph" style:parent-style-name="Standard">
      <style:text-properties style:font-name="Courier New" fo:font-size="12pt" fo:font-weight="bold" style:font-name-asian="Courier New1" style:font-size-asian="12pt" style:font-weight-asian="bold" style:font-name-complex="Courier New1" style:font-size-complex="12pt"/>
    </style:style>
    <style:style style:name="P11" style:family="paragraph" style:parent-style-name="Standard">
      <style:paragraph-properties fo:text-align="center" style:justify-single-word="false"/>
      <style:text-properties style:font-name="Courier New" fo:font-size="12pt" fo:font-weight="bold" style:font-name-asian="Courier New1" style:font-size-asian="12pt" style:font-weight-asian="bold" style:font-name-complex="Courier New1" style:font-size-complex="12pt"/>
    </style:style>
    <style:style style:name="P12" style:family="paragraph" style:parent-style-name="Standard">
      <style:paragraph-properties fo:text-align="center" style:justify-single-word="false"/>
      <style:text-properties style:font-name="Courier New" fo:font-size="12pt" style:font-size-asian="12pt" style:font-name-complex="Courier New1" style:font-size-complex="12pt"/>
    </style:style>
    <style:style style:name="P13" style:family="paragraph" style:parent-style-name="Standard">
      <style:paragraph-properties fo:text-align="center" style:justify-single-word="false"/>
      <style:text-properties fo:font-size="12pt" fo:font-weight="bold" style:font-size-asian="12pt" style:font-weight-asian="bold" style:font-size-complex="12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Title" style:master-page-name="Standard">
      <style:paragraph-properties fo:text-align="center" style:justify-single-word="false" style:page-number="1"/>
    </style:style>
    <style:style style:name="T1" style:family="text">
      <style:text-properties style:font-name="Courier New" fo:font-size="18pt" style:font-size-asian="18pt" style:font-name-complex="Courier New1" style:font-size-complex="18pt"/>
    </style:style>
    <style:style style:name="T2" style:family="text">
      <style:text-properties style:font-name="Courier New" fo:font-size="12pt" style:font-name-asian="Courier New1" style:font-size-asian="12pt" style:font-name-complex="Courier New1" style:font-size-complex="12pt"/>
    </style:style>
    <style:style style:name="T3" style:family="text">
      <style:text-properties style:font-name="Courier New" fo:font-size="12pt" fo:font-weight="bold" style:font-name-asian="Courier New1" style:font-size-asian="12pt" style:font-weight-asian="bold" style:font-name-complex="Courier New1" style:font-size-complex="12pt"/>
    </style:style>
    <style:style style:name="T4" style:family="text">
      <style:text-properties style:font-name="Courier New" fo:font-size="12pt" fo:font-style="italic" style:font-name-asian="Courier New1" style:font-size-asian="12pt" style:font-style-asian="italic" style:font-name-complex="Courier New1" style:font-size-complex="12pt"/>
    </style:style>
    <style:style style:name="T5" style:family="text">
      <style:text-properties style:font-name="Courier New" fo:font-size="12pt" style:font-size-asian="12pt" style:font-name-complex="Courier New1" style:font-size-complex="12pt"/>
    </style:style>
    <style:style style:name="T6" style:family="text">
      <style:text-properties style:font-name="Courier New" style:font-name-complex="Courier New1"/>
    </style:style>
    <style:style style:name="T7" style:family="text">
      <style:text-properties fo:color="#3c4043" loext:opacity="100%" style:font-name="Courier" fo:font-size="12.5pt" style:font-name-asian="Courier1" style:font-size-asian="12.5pt" style:font-name-complex="Courier1" style:font-size-complex="12.5pt" fo:background-color="#ffffff"/>
    </style:style>
    <style:style style:name="T8" style:family="text">
      <style:text-properties fo:color="#000000" loext:opacity="100%" style:font-name="Courier New"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Appuyez sur la touche étoile, Transcription de l’épisode 3 : Patrick</text:span></text:p>
      <text:p text:style-name="P5"/>
      <text:p text:style-name="P6"/>
      <text:p text:style-name="P7"><text:span text:style-name="T2">PATRICK</text:span></text:p>
      <text:p text:style-name="P7"><text:span text:style-name="T2">Bonjour Madame</text:span></text:p>
      <text:p text:style-name="P9"/>
      <text:p text:style-name="P7"><text:span text:style-name="T2">CHARGÉE D’ACCUEIL </text:span></text:p>
      <text:p text:style-name="P7"><text:span text:style-name="T2">Bonjour Monsieur</text:span></text:p>
      <text:p text:style-name="P9"/>
      <text:p text:style-name="P7"><text:span text:style-name="T2">PATRICK</text:span></text:p>
      <text:p text:style-name="P7"><text:span text:style-name="T2">J’ai rendez-vous avec Monsieur Karim.</text:span></text:p>
      <text:p text:style-name="P9"/>
      <text:p text:style-name="P7"><text:span text:style-name="T2">CHARGÉE D’ACCUEIL </text:span></text:p>
      <text:p text:style-name="P7"><text:span text:style-name="T2">Monsieur Alawi ? </text:span></text:p>
      <text:p text:style-name="P9"/>
      <text:p text:style-name="P7"><text:span text:style-name="T2">PATRICK </text:span></text:p>
      <text:p text:style-name="P7"><text:span text:style-name="T2">Voilà, Alawi !</text:span></text:p>
      <text:p text:style-name="P9"/>
      <text:p text:style-name="P7"><text:span text:style-name="T2">CHARGÉE D’ACCUEIL</text:span></text:p>
      <text:p text:style-name="P7"><text:span text:style-name="T2">Bien sûr, vous êtes ? </text:span></text:p>
      <text:p text:style-name="P9"/>
      <text:p text:style-name="P7"><text:span text:style-name="T2">PATRICK</text:span></text:p>
      <text:p text:style-name="P7"><text:span text:style-name="T2">Patrick… Patrick Dijot. J’ai rendez-vous à 15h.</text:span></text:p>
      <text:p text:style-name="P9"/>
      <text:p text:style-name="P7"><text:span text:style-name="T2">CHARGÉE D’ACCUEIL</text:span></text:p>
      <text:p text:style-name="P7"><text:span text:style-name="T2">Oui, oui c’est bon, il vous attend. </text:span></text:p>
      <text:p text:style-name="P9"/>
      <text:p text:style-name="P7"><text:span text:style-name="T2">PATRICK</text:span></text:p>
      <text:p text:style-name="P7"><text:span text:style-name="T2">Merci ! </text:span></text:p>
      <text:p text:style-name="P10"/>
      <text:p text:style-name="P7"><text:span text:style-name="T3">Patrick marche jusqu’au bureau de Karim Alawi. </text:span></text:p>
      <text:p text:style-name="P9"/>
      <text:p text:style-name="P7"><text:span text:style-name="T2">PATRICK</text:span></text:p>
      <text:p text:style-name="P7"><text:span text:style-name="T2">Bonjour… </text:span></text:p>
      <text:p text:style-name="P9"/>
      <text:p text:style-name="P7"><text:span text:style-name="T2">KARIM </text:span></text:p>
      <text:p text:style-name="P7"><text:span text:style-name="T2">AH, le voilà !</text:span></text:p>
      <text:p text:style-name="P7"><text:span text:style-name="T2">Bonjour Patrick, asseyez-vous !</text:span></text:p>
      <text:p text:style-name="P9"><text:soft-page-break/></text:p>
      <text:p text:style-name="P7"><text:span text:style-name="T2">PATRICK</text:span></text:p>
      <text:p text:style-name="P7"><text:span text:style-name="T2">Merci. </text:span></text:p>
      <text:p text:style-name="P9"/>
      <text:p text:style-name="P7"><text:span text:style-name="T2">KARIM </text:span></text:p>
      <text:p text:style-name="P7"><text:span text:style-name="T2">Ça va ? </text:span></text:p>
      <text:p text:style-name="P9"/>
      <text:p text:style-name="P7"><text:span text:style-name="T2">PATRICK</text:span></text:p>
      <text:p text:style-name="P7"><text:span text:style-name="T2">Ça va bien et vous même ? </text:span></text:p>
      <text:p text:style-name="P9"/>
      <text:p text:style-name="P7"><text:span text:style-name="T2">KARIM</text:span></text:p>
      <text:p text:style-name="P7"><text:span text:style-name="T2">Bah oui ça va bien ! Ça me fait plaisir de vous voir.</text:span></text:p>
      <text:p text:style-name="P9"/>
      <text:p text:style-name="P7"><text:span text:style-name="T2">PATRICK</text:span></text:p>
      <text:p text:style-name="P7"><text:span text:style-name="T2">Moi aussi ! Ça fait longtemps ! </text:span></text:p>
      <text:p text:style-name="P9"/>
      <text:p text:style-name="P7"><text:span text:style-name="T2">KARIM</text:span></text:p>
      <text:p text:style-name="P7"><text:span text:style-name="T2">Oui, qu’est-ce que je peux faire pour vous aujourd’hui ?</text:span></text:p>
      <text:p text:style-name="P9"/>
      <text:p text:style-name="P7"><text:span text:style-name="T2">PATRICK</text:span></text:p>
      <text:p text:style-name="P7"><text:span text:style-name="T2">Ah bah déjà, avant de vous dire ce dont j’ai besoin tout ça, c’était déjà pour vous remercier parce que c’est vrai qu’en une séance la dernière fois avec vous j’ai appris tellement de choses. </text:span></text:p>
      <text:p text:style-name="P9"/>
      <text:p text:style-name="P7"><text:span text:style-name="T2">KARIM</text:span></text:p>
      <text:p text:style-name="P7"><text:span text:style-name="T2">C’est mon métier, moi ça me fait plaisir ! En plus vous évoluez vite, vous apprenez plein de choses, c’est un plaisir.</text:span></text:p>
      <text:p text:style-name="P9"/>
      <text:p text:style-name="P7"><text:span text:style-name="T2">PATRICK</text:span></text:p>
      <text:p text:style-name="P7"><text:span text:style-name="T2">Ouais, et vous savez le cerfa qu’on a rempli ensemble pour l’autorisation de découpe de bois ? </text:span></text:p>
      <text:p text:style-name="P9"/>
      <text:p text:style-name="P7"><text:span text:style-name="T2">KARIM</text:span></text:p>
      <text:p text:style-name="P7"><text:span text:style-name="T2">Oui, je l’ai là encore… </text:span></text:p>
      <text:p text:style-name="P9"/>
      <text:p text:style-name="P7"><text:span text:style-name="T2">PATRICK</text:span></text:p>
      <text:p text:style-name="P7"><text:span text:style-name="T2">Ouais et ben vous voyez, ça y est, j’ai obtenu l’autorisation !</text:span></text:p>
      <text:p text:style-name="P9"/>
      <text:p text:style-name="P7"><text:span text:style-name="T2">KARIM</text:span></text:p>
      <text:p text:style-name="P7"><text:soft-page-break/><text:span text:style-name="T2">Mais non ? Félicitations ! Vous voyez ça c’est une très bonne nouvelle, c’est la preuve qu'internet, le numérique, les outils qui vous faisaient peur, et ben ça peut vous être utile !</text:span></text:p>
      <text:p text:style-name="P9"/>
      <text:p text:style-name="P7"><text:span text:style-name="T2">PATRICK</text:span></text:p>
      <text:p text:style-name="P7"><text:span text:style-name="T2">Ouais, c’est vrai, parce que moi en fait j’ai toujours travaillé de mes mains, toute ma vie. Alors c’est mon domaine je le connais bien. Tout ce qui est ébénisterie, la menuiserie, ça me fait pas peur. Mais quand je vois les ordinateurs, les internet et compagnie bah je suis perdu quoi, et puis bah merci.</text:span></text:p>
      <text:p text:style-name="P9"/>
      <text:p text:style-name="P7"><text:span text:style-name="T2">KARIM</text:span></text:p>
      <text:p text:style-name="P7"><text:span text:style-name="T7">Mais c’est pour ça qu’on est là, en fait c’est notre travail de vous accompagner, tous les centres de médiation numérique sont fait pour ça. Chacun son métier ! </text:span></text:p>
      <text:p text:style-name="P7"><text:span text:style-name="T7">Nous on vous aide à comprendre un peu comment ça marche et dans l’autre sens, moi </text:span><text:span text:style-name="T2">j’y connais rien en bois, je ne saurai pas faire la distinction entre un chêne et un marronnier. Je ne saurai pas.</text:span></text:p>
      <text:p text:style-name="P9"/>
      <text:p text:style-name="P7"><text:span text:style-name="T2">PATRICK</text:span></text:p>
      <text:p text:style-name="P7"><text:span text:style-name="T2">Oh ? </text:span></text:p>
      <text:p text:style-name="P9"/>
      <text:p text:style-name="P7"><text:span text:style-name="T2">KARIM</text:span></text:p>
      <text:p text:style-name="P7"><text:span text:style-name="T2">Bah non… </text:span></text:p>
      <text:p text:style-name="P9"/>
      <text:p text:style-name="P7"><text:span text:style-name="T2">PATRICK</text:span></text:p>
      <text:p text:style-name="P7"><text:span text:style-name="T2">Haha, c’est pas vrai ?</text:span></text:p>
      <text:p text:style-name="P9"/>
      <text:p text:style-name="P7"><text:span text:style-name="T2">KARIM</text:span></text:p>
      <text:p text:style-name="P7"><text:span text:style-name="T2">Bah non je ne saurai pas !</text:span></text:p>
      <text:p text:style-name="P9"/>
      <text:p text:style-name="P7"><text:span text:style-name="T2">PATRICK</text:span></text:p>
      <text:p text:style-name="P7"><text:span text:style-name="T2">Oh c’est dingue ! Parce que ça franchement ça c’est simple hein… Par contre tout ce qui est cerfa cinq mille cinq cent chai pas quoi, alors là, ça c’était pas fastoche. </text:span></text:p>
      <text:p text:style-name="P9"/>
      <text:p text:style-name="P7"><text:span text:style-name="T2">KARIM</text:span></text:p>
      <text:p text:style-name="P7"><text:span text:style-name="T2">Franchement, bravo, vraiment !</text:span></text:p>
      <text:p text:style-name="P8"/>
      <text:p text:style-name="P7"><text:span text:style-name="T2">PATRICK</text:span></text:p>
      <text:p text:style-name="P7"><text:soft-page-break/><text:span text:style-name="T2">Et même le CV hein, l’autre fois qu’on a rempli sur le traitement de texte là ! Et bah ça, ça m’a appris que même à 53 ans on peut encore apprendre des trucs. Et bah merci pour ça.</text:span></text:p>
      <text:p text:style-name="P9"/>
      <text:p text:style-name="P7"><text:span text:style-name="T2">KARIM</text:span></text:p>
      <text:p text:style-name="P7"><text:span text:style-name="T2">Évidemment qu’on peut apprendre ! D’ailleurs, on va apprendre des trucs là. Bah oui là on a une heure, qu’est-ce que je peux faire pour vous ? </text:span></text:p>
      <text:p text:style-name="P9"/>
      <text:p text:style-name="P7"><text:span text:style-name="T2">PATRICK</text:span></text:p>
      <text:p text:style-name="P7"><text:span text:style-name="T2">Oui, alors ! C’est parce que, aujourd’hui, j’aimerais envoyer un message de félicitations à ma petite nièce parce qu’elle vient de réussir son master 2 en droit. </text:span></text:p>
      <text:p text:style-name="P9"/>
      <text:p text:style-name="P7"><text:span text:style-name="T2">KARIM</text:span></text:p>
      <text:p text:style-name="P7"><text:span text:style-name="T2">Wow !</text:span></text:p>
      <text:p text:style-name="P9"/>
      <text:p text:style-name="P7"><text:span text:style-name="T2">PATRICK</text:span></text:p>
      <text:p text:style-name="P7"><text:span text:style-name="T2">Ah ma nière attention c’est une intellectuelle hein, autant vous savez moi j’ai pas fait d’études autant elle, elle savait lire à 4 ans, attention… Et ça c’est sa mère qui l’a poussée depuis sixième, cinquième, elle était derrière elle comme ça, à la faire cravacher… </text:span></text:p>
      <text:p text:style-name="P9"/>
      <text:p text:style-name="P7"><text:span text:style-name="T2">KARIM</text:span></text:p>
      <text:p text:style-name="P7"><text:span text:style-name="T2">Alors, super ! Mais moi, qu’est-ce que moi je peux faire pour vous ? </text:span></text:p>
      <text:p text:style-name="P9"/>
      <text:p text:style-name="P7"><text:span text:style-name="T2">PATRICK</text:span></text:p>
      <text:p text:style-name="P7"><text:span text:style-name="T2">Oui bah oui, alors en fait voilà pour envoyer ce message de félicitations j’ai enregistré sur mon téléphone avec le magnétophone ! Et pour l’envoyer après, bah alors là… je suis perdu quoi… </text:span></text:p>
      <text:p text:style-name="P9"/>
      <text:p text:style-name="P7"><text:span text:style-name="T2">KARIM</text:span></text:p>
      <text:p text:style-name="P7"><text:span text:style-name="T2">Il y a plus simple, regardez. Vous pouvez aller directement dans les SMS, et puis là il y a un petit bouton qui est déjà magnétophone, incorporé. </text:span></text:p>
      <text:p text:style-name="P7"><text:span text:style-name="T2">Regardez là, j’appuie dessus, tac ça enregistre. Vous voyez les ondes, c'est ma voix qui parle. </text:span></text:p>
      <text:p text:style-name="P9"/>
      <text:p text:style-name="P7"><text:soft-page-break/><text:span text:style-name="T2">PATRICK</text:span></text:p>
      <text:p text:style-name="P7"><text:span text:style-name="T2">Ça enregistre, là ? </text:span></text:p>
      <text:p text:style-name="P9"/>
      <text:p text:style-name="P7"><text:span text:style-name="T2">KARIM</text:span></text:p>
      <text:p text:style-name="P7"><text:span text:style-name="T2">Ça vous enregistre oui. </text:span></text:p>
      <text:p text:style-name="P9"/>
      <text:p text:style-name="P7"><text:span text:style-name="T2">PATRICK</text:span></text:p>
      <text:p text:style-name="P7"><text:span text:style-name="T2">Ah bon ? </text:span></text:p>
      <text:p text:style-name="P9"/>
      <text:p text:style-name="P7"><text:span text:style-name="T2">KARIM</text:span></text:p>
      <text:p text:style-name="P7"><text:span text:style-name="T2">Ouais ! J’arrête, et on va dire que j’ai envie de réécouter… </text:span></text:p>
      <text:p text:style-name="P9"/>
      <text:p text:style-name="P7"><text:span text:style-name="T3">On entend le message vocal qu’ils viennent d’enregistrer. </text:span></text:p>
      <text:p text:style-name="P11"/>
      <text:p text:style-name="P7"><text:span text:style-name="T2">KARIM</text:span></text:p>
      <text:p text:style-name="P7"><text:span text:style-name="T2">Voilà ! Et après hop, vous appuyez sur la flèche, ça envoie le message et c’est fait !</text:span></text:p>
      <text:p text:style-name="P9"/>
      <text:p text:style-name="P7"><text:span text:style-name="T2">PATRICK</text:span></text:p>
      <text:p text:style-name="P7"><text:span text:style-name="T2">D’accord… </text:span></text:p>
      <text:p text:style-name="P9"/>
      <text:p text:style-name="P7"><text:span text:style-name="T2">KARIM </text:span></text:p>
      <text:p text:style-name="P7"><text:span text:style-name="T2">Aussi simple !</text:span></text:p>
      <text:p text:style-name="P9"/>
      <text:p text:style-name="P7"><text:span text:style-name="T2">PATRICK</text:span></text:p>
      <text:p text:style-name="P7"><text:span text:style-name="T2">Ok, génial, bah écoutez super… </text:span></text:p>
      <text:p text:style-name="P7"><text:span text:style-name="T2">Bah merci, d’accord… </text:span></text:p>
      <text:p text:style-name="P8"/>
      <text:p text:style-name="P7"><text:span text:style-name="T3">Silence gêné </text:span></text:p>
      <text:p text:style-name="P9"/>
      <text:p text:style-name="P7"><text:span text:style-name="T2">KARIM</text:span></text:p>
      <text:p text:style-name="P7"><text:span text:style-name="T2">C’est tout ? </text:span></text:p>
      <text:p text:style-name="P7"><text:span text:style-name="T2">Bah, quand même, non vous êtes bizarre… </text:span></text:p>
      <text:p text:style-name="P7"><text:span text:style-name="T2">Il y a un truc Patrick là… </text:span></text:p>
      <text:p text:style-name="P9"/>
      <text:p text:style-name="P7"><text:span text:style-name="T2">PATRICK</text:span></text:p>
      <text:p text:style-name="P7"><text:span text:style-name="T2">Ah…</text:span></text:p>
      <text:p text:style-name="P9"/>
      <text:p text:style-name="P7"><text:span text:style-name="T2">KARIM</text:span></text:p>
      <text:p text:style-name="P7"><text:span text:style-name="T2">Je sens un truc… </text:span></text:p>
      <text:p text:style-name="P9"/>
      <text:p text:style-name="P7"><text:soft-page-break/><text:span text:style-name="T2">PATRICK</text:span></text:p>
      <text:p text:style-name="P7"><text:span text:style-name="T2">Ah vous êtes fort haha, vous lisez dans mes pensées einh !</text:span></text:p>
      <text:p text:style-name="P9"/>
      <text:p text:style-name="P7"><text:span text:style-name="T2">KARIM</text:span></text:p>
      <text:p text:style-name="P7"><text:span text:style-name="T2">Il y a le regard aussi, le regard un peu… Je me dis “Patrick à quelque chose derrière la tête”, qu’est-ce qu’il se passe ? </text:span></text:p>
      <text:p text:style-name="P9"/>
      <text:p text:style-name="P7"><text:span text:style-name="T2">PATRICK</text:span></text:p>
      <text:p text:style-name="P7"><text:span text:style-name="T2">Oui… mais bon… J’ose pas vous en parler parce que c’est un peu délicat… </text:span></text:p>
      <text:p text:style-name="P9"/>
      <text:p text:style-name="P7"><text:span text:style-name="T2">KARIM</text:span></text:p>
      <text:p text:style-name="P7"><text:span text:style-name="T2">Mais c’est pas grave, on apprend, enfin je suis là pour ça, ne soyez pas gêné.</text:span></text:p>
      <text:p text:style-name="P9"/>
      <text:p text:style-name="P7"><text:span text:style-name="T2">PATRICK</text:span></text:p>
      <text:p text:style-name="P7"><text:span text:style-name="T2">Bon, allez je me lance alors… </text:span></text:p>
      <text:p text:style-name="P9"/>
      <text:p text:style-name="P7"><text:span text:style-name="T2">KARIM</text:span></text:p>
      <text:p text:style-name="P7"><text:span text:style-name="T2">Allé !</text:span></text:p>
      <text:p text:style-name="P9"/>
      <text:p text:style-name="P7"><text:span text:style-name="T2">PATRICK</text:span></text:p>
      <text:p text:style-name="P7"><text:span text:style-name="T2">Voilà c’est parce que j’aimerais euh… pour faire des rencontres en fait. </text:span></text:p>
      <text:p text:style-name="P9"/>
      <text:p text:style-name="P7"><text:span text:style-name="T2">KARIM</text:span></text:p>
      <text:p text:style-name="P7"><text:span text:style-name="T2">Mmmh… C'est-à-dire ? </text:span></text:p>
      <text:p text:style-name="P9"/>
      <text:p text:style-name="P7"><text:span text:style-name="T2">PATRICK</text:span></text:p>
      <text:p text:style-name="P7"><text:span text:style-name="T2">Bah apparemment, de ce qu’on m’a dit, avec internet on peut rencontrer des femmes.</text:span></text:p>
      <text:p text:style-name="P9"/>
      <text:p text:style-name="P7"><text:span text:style-name="T2">KARIM</text:span></text:p>
      <text:p text:style-name="P7"><text:span text:style-name="T2">D’accord ! Alors euh… on peut pas faire ce genre de choses ici… </text:span></text:p>
      <text:p text:style-name="P9"/>
      <text:p text:style-name="P7"><text:span text:style-name="T2">PATRICK</text:span></text:p>
      <text:p text:style-name="P7"><text:span text:style-name="T2">Ah non non c’est pas illégal ! </text:span></text:p>
      <text:p text:style-name="P9"/>
      <text:p text:style-name="P7"><text:span text:style-name="T2">KARIM</text:span></text:p>
      <text:p text:style-name="P7"><text:span text:style-name="T2">On ne peut pas tout faire… </text:span></text:p>
      <text:p text:style-name="P9"/>
      <text:p text:style-name="P7"><text:soft-page-break/><text:span text:style-name="T2">PATRICK</text:span></text:p>
      <text:p text:style-name="P7"><text:span text:style-name="T2">Ah non mais moi je ne suis pas un vicieux ! C’est pas ça que je dis, c’est juste je sais que sur internet il y a des gens très bien, ils sont inscrits pour rencontrer des femmes, pour trouver euh pour l’amour… </text:span></text:p>
      <text:p text:style-name="P9"/>
      <text:p text:style-name="P7"><text:span text:style-name="T2">KARIM </text:span></text:p>
      <text:p text:style-name="P7"><text:span text:style-name="T2">Ah des sites de rencontre ! </text:span></text:p>
      <text:p text:style-name="P9"/>
      <text:p text:style-name="P7"><text:span text:style-name="T2">PATRICK</text:span></text:p>
      <text:p text:style-name="P7"><text:span text:style-name="T2">Voilà c’est pour rencontrer, des sites de rencontre pour des femmes !</text:span></text:p>
      <text:p text:style-name="P9"/>
      <text:p text:style-name="P7"><text:span text:style-name="T2">KARIM</text:span></text:p>
      <text:p text:style-name="P7"><text:span text:style-name="T2">Ah ok… ! D’accord ! Je suis soulagé parce qu’à un moment donné j’ai compris autre chose. Très bien ! Alors c’est juste pour faire un profil ? </text:span></text:p>
      <text:p text:style-name="P9"/>
      <text:p text:style-name="P7"><text:span text:style-name="T2">PATRICK</text:span></text:p>
      <text:p text:style-name="P7"><text:span text:style-name="T2">Juste le profil comme ça moi voilà, après derrière je me débrouille !</text:span></text:p>
      <text:p text:style-name="P9"/>
      <text:p text:style-name="P7"><text:span text:style-name="T2">KARIM</text:span></text:p>
      <text:p text:style-name="P7"><text:span text:style-name="T2">Ok d’accord, comme on l'avait fait sur Facebook ? </text:span></text:p>
      <text:p text:style-name="P9"/>
      <text:p text:style-name="P7"><text:span text:style-name="T2">PATRICK</text:span></text:p>
      <text:p text:style-name="P7"><text:span text:style-name="T2">Oui, exactement. </text:span></text:p>
      <text:p text:style-name="P9"/>
      <text:p text:style-name="P7"><text:span text:style-name="T2">KARIM</text:span></text:p>
      <text:p text:style-name="P7"><text:span text:style-name="T2">D’accord, très bien, et ben c'est parti. Allé !</text:span></text:p>
      <text:p text:style-name="P9"/>
      <text:p text:style-name="P7"><text:span text:style-name="T2">PATRICK</text:span></text:p>
      <text:p text:style-name="P7"><text:span text:style-name="T2">Alors, j’ai un site de rencontre que j’aime bien. Je vous envoie par mail le lien. Je sais le faire… </text:span></text:p>
      <text:p text:style-name="P7"><text:span text:style-name="T2">Donc voilà je copie le lien, je le colle dans le corps du message… et j’envoie à Monsieur Karim. </text:span></text:p>
      <text:p text:style-name="P9"/>
      <text:p text:style-name="P7"><text:span text:style-name="T2">KARIM</text:span></text:p>
      <text:p text:style-name="P7"><text:span text:style-name="T2">Ça fait plaisir à voir ! </text:span></text:p>
      <text:p text:style-name="P9"/>
      <text:p text:style-name="P7"><text:span text:style-name="T2">PATRICK</text:span></text:p>
      <text:p text:style-name="P7"><text:soft-page-break/><text:span text:style-name="T2">Voilà ça y est !</text:span></text:p>
      <text:p text:style-name="P9"/>
      <text:p text:style-name="P7"><text:span text:style-name="T2">KARIM</text:span></text:p>
      <text:p text:style-name="P7"><text:span text:style-name="T2">J’ai reçu, bravo ! Patrick, champion de l’email. Avec une main il le fait !</text:span></text:p>
      <text:p text:style-name="P7"><text:span text:style-name="T2">Bon alors très bien, ben oui il a l’air cool ce site ! Et ben il faut créer votre profil, allez, donc je mets le mail… </text:span></text:p>
      <text:p text:style-name="P7"><text:span text:style-name="T2">Il faut mettre les infos pour votre bio, donc je mets votre âge, donc “53 ans, ébéniste, nouveau dans la région…</text:span></text:p>
      <text:p text:style-name="P9"/>
      <text:p text:style-name="P7"><text:span text:style-name="T2">PATRICK</text:span></text:p>
      <text:p text:style-name="P7"><text:span text:style-name="T2">Oui, tout nouveau !</text:span></text:p>
      <text:p text:style-name="P9"/>
      <text:p text:style-name="P7"><text:span text:style-name="T2">KARIM</text:span></text:p>
      <text:p text:style-name="P7"><text:span text:style-name="T2">“Mais ne demande qu’à la découvrir !”... Ok, c’est bien ça ? </text:span></text:p>
      <text:p text:style-name="P9"/>
      <text:p text:style-name="P7"><text:span text:style-name="T2">PATRICK</text:span></text:p>
      <text:p text:style-name="P7"><text:span text:style-name="T2">Ça c’est bien ! </text:span></text:p>
      <text:p text:style-name="P9"/>
      <text:p text:style-name="P7"><text:span text:style-name="T2">KARIM</text:span></text:p>
      <text:p text:style-name="P7"><text:span text:style-name="T2">Ok, on va parler de vous maintenant…</text:span></text:p>
      <text:p text:style-name="P7"><text:span text:style-name="T2">Si on devait parler de vos centres d'intérêts ? </text:span></text:p>
      <text:p text:style-name="P9"/>
      <text:p text:style-name="P7"><text:span text:style-name="T2">PATRICK</text:span></text:p>
      <text:p text:style-name="P7"><text:span text:style-name="T2">Euh… bah tout ce qui est euh… je dirais que j’adore le vin par exemple, euh la charcuterie… </text:span></text:p>
      <text:p text:style-name="P9"/>
      <text:p text:style-name="P7"><text:span text:style-name="T2">KARIM</text:span></text:p>
      <text:p text:style-name="P7"><text:span text:style-name="T2">Je vais mettre “gourmand” !</text:span></text:p>
      <text:p text:style-name="P9"/>
      <text:p text:style-name="P7"><text:span text:style-name="T2">PATRICK</text:span></text:p>
      <text:p text:style-name="P7"><text:span text:style-name="T2">Voilà, gourmand ! </text:span></text:p>
      <text:p text:style-name="P7"><text:span text:style-name="T2">J’aime, voilà, la chasse, la pêche… le camping.</text:span></text:p>
      <text:p text:style-name="P9"/>
      <text:p text:style-name="P7"><text:span text:style-name="T2">KARIM</text:span></text:p>
      <text:p text:style-name="P7"><text:span text:style-name="T2">C’est bien ça ! Le sport, le sport en extérieur. Très bien. Ensuite en ce qui concerne vos qualités ? </text:span></text:p>
      <text:p text:style-name="P9"/>
      <text:p text:style-name="P7"><text:span text:style-name="T2">PATRICK</text:span></text:p>
      <text:p text:style-name="P7"><text:span text:style-name="T2">Ah ! Et ben je suis plutôt sérieux, je suis généreux, je suis sympathique, je suis joviale… C’est bien ? </text:span></text:p>
      <text:p text:style-name="P9"><text:soft-page-break/></text:p>
      <text:p text:style-name="P7"><text:span text:style-name="T2">KARIM</text:span></text:p>
      <text:p text:style-name="P7"><text:span text:style-name="T2">Super, c’est bon. Défauts ?</text:span></text:p>
      <text:p text:style-name="P7"><text:span text:style-name="T2">PATRICK</text:span></text:p>
      <text:p text:style-name="P7"><text:span text:style-name="T2">Ah ! Bah je suis nul en internet… </text:span></text:p>
      <text:p text:style-name="P9"/>
      <text:p text:style-name="P7"><text:span text:style-name="T2">KARIM</text:span></text:p>
      <text:p text:style-name="P7"><text:span text:style-name="T2">Mais ça, ça va c’est pas un défaut, ça s’arrange, c’est rien, on apprend.</text:span></text:p>
      <text:p text:style-name="P9"/>
      <text:p text:style-name="P7"><text:span text:style-name="T2">PATRICK</text:span></text:p>
      <text:p text:style-name="P7"><text:span text:style-name="T2">Ah. Bon bah vous n'avez qu’à mettre euh… je suis rancunier, par exemple. Je suis rancunier moi. </text:span></text:p>
      <text:p text:style-name="P9"/>
      <text:p text:style-name="P7"><text:span text:style-name="T2">KARIM</text:span></text:p>
      <text:p text:style-name="P7"><text:span text:style-name="T2">Je vais mettre « nul avec internet », et puis si vous avez envie de parler de ça vous le ferez en chattant. </text:span></text:p>
      <text:p text:style-name="P8"/>
      <text:p text:style-name="P7"><text:span text:style-name="T2">PATRICK</text:span></text:p>
      <text:p text:style-name="P7"><text:span text:style-name="T2">En ? </text:span></text:p>
      <text:p text:style-name="P9"/>
      <text:p text:style-name="P7"><text:span text:style-name="T2">KARIM</text:span></text:p>
      <text:p text:style-name="P7"><text:span text:style-name="T2">Quand vous allez discuter vous savez dans les petites fenêtres de conversations, je vous avais appris.</text:span></text:p>
      <text:p text:style-name="P9"/>
      <text:p text:style-name="P7"><text:span text:style-name="T2">PATRICK </text:span></text:p>
      <text:p text:style-name="P7"><text:span text:style-name="T2">Ah oui sur les ordinateurs, oui ça y est oui. </text:span></text:p>
      <text:p text:style-name="P9"/>
      <text:p text:style-name="P7"><text:span text:style-name="T2">KARIM</text:span></text:p>
      <text:p text:style-name="P7"><text:span text:style-name="T2">Et, enfin, quel type de relation vous cherchez ? </text:span></text:p>
      <text:p text:style-name="P9"/>
      <text:p text:style-name="P7"><text:span text:style-name="T2">PATRICK </text:span></text:p>
      <text:p text:style-name="P7"><text:span text:style-name="T2">Euh bah plutôt sérieuse einh.</text:span></text:p>
      <text:p text:style-name="P9"/>
      <text:p text:style-name="P7"><text:span text:style-name="T2">KARIM</text:span></text:p>
      <text:p text:style-name="P7"><text:span text:style-name="T2">“Cherche relation sérieuse…</text:span></text:p>
      <text:p text:style-name="P9"/>
      <text:p text:style-name="P7"><text:span text:style-name="T2">PATRICK</text:span></text:p>
      <text:p text:style-name="P7"><text:span text:style-name="T2">Pour construire ! C’est le but !</text:span></text:p>
      <text:p text:style-name="P9"/>
      <text:p text:style-name="P7"><text:span text:style-name="T2">KARIM</text:span></text:p>
      <text:p text:style-name="P7"><text:soft-page-break/><text:span text:style-name="T2">“Pour construire.” Très bien ça. </text:span></text:p>
      <text:p text:style-name="P7"><text:span text:style-name="T2">Très très bien, ben on est bon. </text:span></text:p>
      <text:p text:style-name="P7"><text:span text:style-name="T2">Il faut une photo !</text:span></text:p>
      <text:p text:style-name="P9"/>
      <text:p text:style-name="P7"><text:span text:style-name="T2">PATRICK</text:span></text:p>
      <text:p text:style-name="P7"><text:span text:style-name="T2">Oui, alors justement à ce propos moi j’aime bien cette photo là, vous voyez que je vais vous montrer… là !</text:span></text:p>
      <text:p text:style-name="P7"><text:span text:style-name="T2">C’est une photo de quand je bossais dans les Landes, regardez. </text:span></text:p>
      <text:p text:style-name="P9"/>
      <text:p text:style-name="P7"><text:span text:style-name="T2">KARIM</text:span></text:p>
      <text:p text:style-name="P7"><text:span text:style-name="T2">Hmm… Si vous voulez vous êtes bien dessus, mais vous avez une hache dans les mains. </text:span></text:p>
      <text:p text:style-name="P9"/>
      <text:p text:style-name="P7"><text:span text:style-name="T2">PATRICK</text:span></text:p>
      <text:p text:style-name="P7"><text:span text:style-name="T2">Oui bah c’est normal parce que je coupais du bois, c’est la plus grande forêt d’Europe quand même.</text:span></text:p>
      <text:p text:style-name="P9"/>
      <text:p text:style-name="P7"><text:span text:style-name="T2">KARIM</text:span></text:p>
      <text:p text:style-name="P7"><text:span text:style-name="T2">Mmmh d’accord mais les armes blanches c'est jamais bon pour les photos de profil.</text:span></text:p>
      <text:p text:style-name="P9"/>
      <text:p text:style-name="P7"><text:span text:style-name="T2">PATRICK</text:span></text:p>
      <text:p text:style-name="P7"><text:span text:style-name="T2">Ah bon d’accord… Ben si vous le dites hein. </text:span></text:p>
      <text:p text:style-name="P9"/>
      <text:p text:style-name="P7"><text:span text:style-name="T2">KARIM</text:span></text:p>
      <text:p text:style-name="P7"><text:span text:style-name="T2">Donc ce que je propose c’est peut-être je vais vous en faire une rapido, regardez, allez hop, tac, je vous prends en photo avec mon téléphone ici. Un petit sourire naturel, sobre, cool…</text:span></text:p>
      <text:p text:style-name="P7"><text:span text:style-name="T2">3, 2, 1 et voilà! Super, elle est bien ! </text:span></text:p>
      <text:p text:style-name="P7"><text:span text:style-name="T2">C’est simple, sobre, regardez, elle est super. </text:span></text:p>
      <text:p text:style-name="P9"/>
      <text:p text:style-name="P7"><text:span text:style-name="T2">PATRICK</text:span></text:p>
      <text:p text:style-name="P7"><text:span text:style-name="T2">Ah bah c’est bien ça !</text:span></text:p>
      <text:p text:style-name="P9"/>
      <text:p text:style-name="P7"><text:span text:style-name="T2">KARIM</text:span></text:p>
      <text:p text:style-name="P7"><text:span text:style-name="T2">Je la mets là, je la fais glisser… Ben c’est bon.</text:span></text:p>
      <text:p text:style-name="P7"><text:span text:style-name="T2">Regardez, qu’est-ce que vous en pensez ? </text:span></text:p>
      <text:p text:style-name="P9"/>
      <text:p text:style-name="P7"><text:span text:style-name="T2">PATRICK </text:span></text:p>
      <text:p text:style-name="P7"><text:span text:style-name="T2">Ah ouais ! Ah bah dis donc, c’est rapide hein ! Parce que si j’avais dû le faire moi-même, j’y serais encore moi. </text:span><text:soft-page-break/><text:span text:style-name="T2">Heureusement, grâce à vous, je vais encore sortir du bureau, j’aurais une compétence en plus. </text:span></text:p>
      <text:p text:style-name="P7"><text:span text:style-name="T2">Une corde de plus à mon arc haha. </text:span></text:p>
      <text:p text:style-name="P8"/>
      <text:p text:style-name="P7"><text:span text:style-name="T2">KARIM</text:span></text:p>
      <text:p text:style-name="P7"><text:span text:style-name="T2">À l’arc de Cupidon ! </text:span></text:p>
      <text:p text:style-name="P9"/>
      <text:p text:style-name="P7"><text:span text:style-name="T2">PATRICK</text:span></text:p>
      <text:p text:style-name="P7"><text:span text:style-name="T2">Haha moi c’est Patrick moi mais… </text:span></text:p>
      <text:p text:style-name="P9"/>
      <text:p text:style-name="P7"><text:span text:style-name="T2">KARIM</text:span></text:p>
      <text:p text:style-name="P7"><text:span text:style-name="T2">Bon allez… </text:span></text:p>
      <text:p text:style-name="P7"><text:span text:style-name="T2">Si jamais vous rencontrez quelqu’un, que ça va plus loin et que vous vous mariez, je veux être invité à la cérémonie. </text:span></text:p>
      <text:p text:style-name="P9"/>
      <text:p text:style-name="P7"><text:span text:style-name="T2">PATRICK</text:span></text:p>
      <text:p text:style-name="P7"><text:span text:style-name="T2">Ah oui d’accord, bon, c’est noté !</text:span></text:p>
      <text:p text:style-name="P9"/>
      <text:p text:style-name="P7"><text:span text:style-name="T2">KARIM</text:span></text:p>
      <text:p text:style-name="P7"><text:span text:style-name="T2">C’est d’accord hein ? Parce que je ne fais pas ça tous les jours. </text:span></text:p>
      <text:p text:style-name="P9"/>
      <text:p text:style-name="P7"><text:span text:style-name="T2">PATRICk</text:span></text:p>
      <text:p text:style-name="P7"><text:span text:style-name="T2">Bah en tous cas merci beaucoup !</text:span></text:p>
      <text:p text:style-name="P9"/>
      <text:p text:style-name="P7"><text:span text:style-name="T2">KARIM</text:span></text:p>
      <text:p text:style-name="P7"><text:span text:style-name="T2">Bah non mais c’était un plaisir, un plaisir Patrick. </text:span></text:p>
      <text:p text:style-name="P9"/>
      <text:p text:style-name="P7"><text:span text:style-name="T2">PATRICK</text:span></text:p>
      <text:p text:style-name="P7"><text:span text:style-name="T2">Merci Karim ! Et puis à bientôt peut-être ! </text:span></text:p>
      <text:p text:style-name="P9"/>
      <text:p text:style-name="P7"><text:span text:style-name="T2">KARIM</text:span></text:p>
      <text:p text:style-name="P7"><text:span text:style-name="T2">Oui, n’hésitez pas hein s'il y a le moindre souci. </text:span></text:p>
      <text:p text:style-name="P9"/>
      <text:p text:style-name="P7"><text:span text:style-name="T2">PATRICK</text:span></text:p>
      <text:p text:style-name="P7"><text:span text:style-name="T2">Ok, je laisse ouvert ? </text:span></text:p>
      <text:p text:style-name="P9"/>
      <text:p text:style-name="P7"><text:span text:style-name="T2">KARIM</text:span></text:p>
      <text:p text:style-name="P7"><text:span text:style-name="T2">Oui ! Au revoir !</text:span></text:p>
      <text:p text:style-name="P9"/>
      <text:p text:style-name="P7"><text:span text:style-name="T2">PATRICK</text:span></text:p>
      <text:p text:style-name="P7"><text:span text:style-name="T2">Au revoir! </text:span></text:p>
      <text:p text:style-name="P13"><text:soft-page-break/></text:p>
      <text:p text:style-name="P14"/>
      <text:p text:style-name="P7"><text:span text:style-name="T5">VOIX-OFF</text:span></text:p>
      <text:p text:style-name="P12"/>
      <text:p text:style-name="P1"><text:span text:style-name="T8">Vous venez d'écouter le troisième épisode d'"Appuyez sur la touche étoile", une série audio proposée par la Direction interministérielle du numérique.</text:span></text:p>
      <text:p text:style-name="P3"/>
      <text:p text:style-name="P1"><text:span text:style-name="T8">L'histoire que vous venez d'entendre est une fiction. Dans la vie réelle, les médiateurs et les conseillers numériques sont rarement amenés à aider les personnes qu'ils accompagnent à trouver l'amour.</text:span></text:p>
      <text:p text:style-name="P3"/>
      <text:p text:style-name="P1"><text:span text:style-name="T8">Par contre, ils ont bien comme mission d'accompagner des personnes moins à l'aise avec le numérique à en tirer profit, recevoir des e-mails, accéder à leurs comptes bancaires ou réaliser une demande de bourse, s'emparer du numérique pour apprendre, communiquer et accéder à leurs droits.</text:span></text:p>
      <text:p text:style-name="P3"/>
      <text:p text:style-name="P1"><text:span text:style-name="T8">« Appuyez sur la touche étoile » est une série audio de la Direction interministérielle du numérique. Elle a été produite par Soukaïna Qabbal pour Louie Creative, l'agence de création</text:span></text:p>
      <text:p text:style-name="P1"><text:span text:style-name="T8">de contenu audio de Louie Media.</text:span></text:p>
      <text:p text:style-name="P1"><text:span text:style-name="T8">Réalisation sonore : Pierre Bariaud</text:span></text:p>
      <text:p text:style-name="P1"><text:span text:style-name="T8">Scénario : Yacine Belhousse.</text:span></text:p>
      <text:p text:style-name="P1"><text:span text:style-name="T8">Composition musicale : Jocelyn Robert et Manuel Sanchez.</text:span></text:p>
      <text:p text:style-name="P1"><text:span text:style-name="T8">Dans le rôle de Patrick : Jean-François Cayrey</text:span></text:p>
      <text:p text:style-name="P1"><text:span text:style-name="T8">Dans le rôle de Karim : Yacine Belhousse.</text:span></text:p>
      <text:p text:style-name="P1"><text:span text:style-name="T8">Dans le rôle de la chargée d'accueil : Marjolaine Roget.</text:span></text:p>
      <text:p text:style-name="P4"/>
      <text:p text:style-name="P1"><text:span text:style-name="T8">Un grand merci au FIPHFP, le Fonds pour l'Insertion des Personnes Handicapées dans la Fonction Publique, pour son soutien sans lequel cette série n'aurait pas pu voir le jour.</text:span></text:p>
      <text:p text:style-name="P1"><text:span text:style-name="T8">À bientôt.</text:span></text:p>
      <text:p text:style-name="P2"/>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none" style:letter-kerning="false" style:font-name-asian="Arial1" style:font-size-asian="11pt" style:language-asian="fr" style:country-asian="FR" style:font-name-complex="Arial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tandard" style:default-outline-level=""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fo:language="fr" fo:country="F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Car" style:display-name="Titre Car" style:family="text" style:parent-style-name="Default_20_Paragraph_20_Font">
      <style:text-properties fo:font-size="26pt" style:font-size-asian="26pt" style:font-size-complex="2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creator>BRUNELLI Anthony</dc:creator>
    <meta:editing-cycles>3</meta:editing-cycles>
    <meta:creation-date>2024-02-02T15:24:00</meta:creation-date>
    <dc:date>2024-02-02T16:04:00</dc:date>
    <meta:editing-duration>PT40M</meta:editing-duration>
    <meta:generator>LibreOffice/7.0.2.2$MacOSX_X86_64 LibreOffice_project/8349ace3c3162073abd90d81fd06dcfb6b36b994</meta:generator>
    <meta:document-statistic meta:table-count="0" meta:image-count="0" meta:object-count="0" meta:page-count="12" meta:paragraph-count="271" meta:word-count="1969" meta:character-count="10677" meta:non-whitespace-character-count="8882"/>
    <meta:user-defined meta:name="AppVersion">16.0000</meta:user-defined>
    <meta:user-defined meta:name="Company">Ministere Finance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